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2dbd4"/>
    </style:style>
    <style:style style:name="P2" style:family="paragraph" style:parent-style-name="Standard">
      <style:text-properties officeooo:paragraph-rsid="0002dbd4"/>
    </style:style>
    <style:style style:name="P3" style:family="paragraph" style:parent-style-name="Standard">
      <style:text-properties officeooo:rsid="00070cda" officeooo:paragraph-rsid="00070cda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erguntas sobre o negócio e o processo</text:p>
      <text:p text:style-name="Standard"/>
      <text:p text:style-name="Standard">- Quais são as principais responsabilidades dos usuários? E quem são os principais stakeholders?</text:p>
      <text:p text:style-name="Standard"/>
      <text:p text:style-name="Standard">- Qual é o resultado final esperado? Como o sucesso deste projeto será medido?</text:p>
      <text:p text:style-name="Standard"/>
      <text:p text:style-name="Standard">- Como o sistema atual (se houver) funciona?</text:p>
      <text:p text:style-name="Standard"/>
      <text:p text:style-name="P2">- Quem são os principais usuários do sistema?</text:p>
      <text:p text:style-name="P2"/>
      <text:p text:style-name="P2"/>
      <text:p text:style-name="P2"><text:bookmark text:name="isx4bafGtFKPW1sQPpo3mUA_6"/>Perguntas sobre os requisitos não funcionais</text:p>
      <text:p text:style-name="P2"/>
      <text:p text:style-name="P2">- <text:bookmark text:name="isx4bafGtFKPW1sQPpo3mUA_7"/>Qual o volume de dados e o número de usuários simultâneos?</text:p>
      <text:p text:style-name="P2"/>
      <text:p text:style-name="P2">- <text:bookmark text:name="isx4bafGtFKPW1sQPpo3mUA_7 Copia 1"/>Há alguma exigência de segurança específica?</text:p>
      <text:p text:style-name="P2"/>
      <text:p text:style-name="P2"/>
      <text:p text:style-name="P2"/>
      <text:p text:style-name="P2"><text:span text:style-name="Strong_20_Emphasis">Parte 3: Avaliando o Negócio</text:span></text:p>
      <text:p text:style-name="P2"><text:span text:style-name="Strong_20_Emphasis"/></text:p>
      <text:p text:style-name="P2"><text:span text:style-name="Strong_20_Emphasis"><text:span text:style-name="T1">- Qual seria o escopo do que deveria ser automatizado pelo sistema e o que não deveria ser.</text:span>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Parte 4: Entendendo o Ambiente do Usuário Final</text:span></text:p>
      <text:p text:style-name="P2"><text:span text:style-name="Strong_20_Emphasis"/></text:p>
      <text:p text:style-name="P2"><text:span text:style-name="Strong_20_Emphasis"><text:span text:style-name="T1">- Quem são os usuários finais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Qual o conhecimento em computadores deles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Os usuários finais estão habituados com este tipo de aplicaçã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Existem outras aplicações em uso que são relevantes para esta aplicação? Se sim vamos falar um pouco delas.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Parte 8: Avaliando a oportunidade</text:span></text:p>
      <text:p text:style-name="P2"><text:span text:style-name="Strong_20_Emphasis"><text:span text:style-name="T1"/></text:span></text:p>
      <text:p text:style-name="P2"><text:span text:style-name="Strong_20_Emphasis"><text:span text:style-name="T1">- Quem em sua organização precisa desta aplicaçã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Quantos destes tipos de usuários utilizarão a aplicaçã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Como você avaliaria uma solução de sucess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Parte 9: Avaliando as necessidades de confiabilidade, performance e suporte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>- Quais são suas expectativas de confiabilidade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Quais são suas expectativas de performance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Quais são os requisitos de segurança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Quais são os requisitos de instalação e configuraçã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Parte 10: Outros requisitos</text:span></text:p>
      <text:p text:style-name="P2"><text:span text:style-name="Strong_20_Emphasis"/></text:p>
      <text:p text:style-name="P2"><text:span text:style-name="Strong_20_Emphasis"><text:span text:style-name="T1">- Existe algum requisito legal, regulamentador ou ambiental ou outros padrões que devem ser suportados?</text:span></text:span></text:p>
      <text:p text:style-name="P2"/>
      <text:p text:style-name="P2">- Você imagina algum outro requisito que possa ser necessário?</text:p>
      <text:p text:style-name="P2"/>
      <text:p text:style-name="P2"/>
      <text:p text:style-name="P2"/>
      <text:p text:style-name="P2"/>
      <text:p text:style-name="P2"><text:span text:style-name="Strong_20_Emphasis">Parte 11: Breves notícias</text:span></text:p>
      <text:p text:style-name="P2"><text:span text:style-name="Strong_20_Emphasis"/></text:p>
      <text:p text:style-name="P2"><text:span text:style-name="Strong_20_Emphasis"><text:span text:style-name="T1">- Existem outras questões que eu deveria estar te perguntand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Se eu precisar fazer perguntas de acompanhamento posso te ligar? Você estaria disposto a participar de uma revisão de requisitos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h text:style-name="P1" text:outline-level="2"><text:bookmark text:name="f31c"/><text:span text:style-name="Strong_20_Emphasis"><text:span text:style-name="T1">Questionário de requisitos COMO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- Como você vai usar esse recurs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- Como saberemos que isso está completo?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/>
      <text:p text:style-name="P2">- Explique o relacionamento entre o que está em discussão e as demais partes do sistema;</text:p>
      <text:p text:style-name="P2"/>
      <text:p text:style-name="P2">- Descreva o ponto de vista de outros usuários em relação ao item que esteja sendo discutido;</text:p>
      <text:p text:style-name="P2"/>
      <text:p text:style-name="P2">- Descreva informalmente a narrativa do item em que o analista deseja obter informações;</text:p>
      <text:p text:style-name="P2"/>
      <text:p text:style-name="P2"><text:soft-page-break/>- Perguntar ao usuário se o item em discussão depende para a sua existência de alguma outra coisa, para assim poder juntar os requisitos comuns do sistema, formando assim um escopo conciso.</text:p>
      <text:p text:style-name="P2"/>
      <text:p text:style-name="P2"/>
      <text:p text:style-name="P2"/>
      <text:p text:style-name="P2"/>
      <text:p text:style-name="P2"/>
      <text:p text:style-name="P2"/>
      <text:p text:style-name="P3">Referências:</text:p>
      <text:p text:style-name="P3"/>
      <text:p text:style-name="P3"><text:a xlink:type="simple" xlink:href="https://medium.com/@fnandaleite/elicitação-de-requisitos-ff98a998189a" text:style-name="Internet_20_link" text:visited-style-name="Visited_20_Internet_20_Link">https://medium.com/@fnandaleite/elicita%C3%A7%C3%A3o-de-requisitos-ff98a998189a</text:a></text:p>
      <text:p text:style-name="P3"/>
      <text:p text:style-name="P3"><text:a xlink:type="simple" xlink:href="https://blog.rafaelrjp.com/2015/11/24/roteiro-generico-para-levantamento-de-requisitos/" text:style-name="Internet_20_link" text:visited-style-name="Visited_20_Internet_20_Link">https://blog.rafaelrjp.com/2015/11/24/roteiro-generico-para-levantamento-de-requisitos/</text:a></text:p>
      <text:p text:style-name="P3"/>
      <text:p text:style-name="P3"><text:a xlink:type="simple" xlink:href="https://www.devmedia.com.br/tecnicas-para-levantamento-de-requisitos/9151" text:style-name="Internet_20_link" text:visited-style-name="Visited_20_Internet_20_Link">https://www.devmedia.com.br/tecnicas-para-levantamento-de-requisitos/9151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9:58:46.476516074</meta:creation-date>
    <dc:date>2025-11-17T11:49:15.906365591</dc:date>
    <meta:editing-duration>PT58M38S</meta:editing-duration>
    <meta:editing-cycles>1</meta:editing-cycles>
    <meta:document-statistic meta:table-count="0" meta:image-count="0" meta:object-count="0" meta:page-count="3" meta:paragraph-count="41" meta:word-count="385" meta:character-count="2537" meta:non-whitespace-character-count="2193"/>
    <meta:generator>LibreOffice/24.2.7.2$Linux_X86_64 LibreOffice_project/420$Build-2</meta:generator>
  </office:meta>
</office:document-meta>
</file>